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$sigma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0.0018187" calcext:value-type="float">
            <text:p>0.0018187</text:p>
          </table:table-cell>
          <table:table-cell office:value-type="float" office:value="0.00025608" calcext:value-type="float">
            <text:p>0.00025608</text:p>
          </table:table-cell>
          <table:table-cell office:value-type="float" office:value="0.0001235" calcext:value-type="float">
            <text:p>0.0001235</text:p>
          </table:table-cell>
          <table:table-cell table:style-name="ce1" office:value-type="float" office:value="0.000072952" calcext:value-type="float">
            <text:p>7.30E-05</text:p>
          </table:table-cell>
        </table:table-row>
        <table:table-row table:style-name="ro1">
          <table:table-cell office:value-type="float" office:value="0.00025608" calcext:value-type="float">
            <text:p>0.00025608</text:p>
          </table:table-cell>
          <table:table-cell office:value-type="float" office:value="0.00084862" calcext:value-type="float">
            <text:p>0.00084862</text:p>
          </table:table-cell>
          <table:table-cell office:value-type="float" office:value="0.00014892" calcext:value-type="float">
            <text:p>0.00014892</text:p>
          </table:table-cell>
          <table:table-cell table:style-name="ce1" office:value-type="float" office:value="0.000056982" calcext:value-type="float">
            <text:p>5.70E-05</text:p>
          </table:table-cell>
        </table:table-row>
        <table:table-row table:style-name="ro1">
          <table:table-cell office:value-type="float" office:value="0.0001235" calcext:value-type="float">
            <text:p>0.0001235</text:p>
          </table:table-cell>
          <table:table-cell office:value-type="float" office:value="0.00014892" calcext:value-type="float">
            <text:p>0.00014892</text:p>
          </table:table-cell>
          <table:table-cell office:value-type="float" office:value="0.00031161" calcext:value-type="float">
            <text:p>0.00031161</text:p>
          </table:table-cell>
          <table:table-cell table:style-name="ce1" office:value-type="float" office:value="0.000020976" calcext:value-type="float">
            <text:p>2.10E-05</text:p>
          </table:table-cell>
        </table:table-row>
        <table:table-row table:style-name="ro1">
          <table:table-cell table:style-name="ce1" office:value-type="float" office:value="0.000072952" calcext:value-type="float">
            <text:p>7.30E-05</text:p>
          </table:table-cell>
          <table:table-cell table:style-name="ce1" office:value-type="float" office:value="0.000056982" calcext:value-type="float">
            <text:p>5.70E-05</text:p>
          </table:table-cell>
          <table:table-cell table:style-name="ce1" office:value-type="float" office:value="0.000020976" calcext:value-type="float">
            <text:p>2.10E-05</text:p>
          </table:table-cell>
          <table:table-cell office:value-type="float" office:value="0.00025992" calcext:value-type="float">
            <text:p>0.0002599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tdevs</text:p>
          </table:table-cell>
          <table:table-cell table:number-columns-repeated="3"/>
        </table:table-row>
        <table:table-row table:style-name="ro1">
          <table:table-cell table:formula="of:=SQRT([.A2])" office:value-type="float" office:value="0.0426462190586692" calcext:value-type="float">
            <text:p>0.042646219058669</text:p>
          </table:table-cell>
          <table:table-cell table:formula="of:=SQRT([.B3])" office:value-type="float" office:value="0.0291310830557328" calcext:value-type="float">
            <text:p>0.029131083055733</text:p>
          </table:table-cell>
          <table:table-cell table:formula="of:=SQRT([.C4])" office:value-type="float" office:value="0.0176524785795083" calcext:value-type="float">
            <text:p>0.017652478579508</text:p>
          </table:table-cell>
          <table:table-cell table:formula="of:=SQRT([.D5])" office:value-type="float" office:value="0.0161220346110533" calcext:value-type="float">
            <text:p>0.01612203461105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matrix-columns-spanned="4" table:number-matrix-rows-spanned="4" table:formula="of:=MMULT(TRANSPOSE([.A8:.D8]);[.A8:.D8])" office:value-type="float" office:value="0.0018187" calcext:value-type="float">
            <text:p>0.0018187</text:p>
          </table:table-cell>
          <table:table-cell office:value-type="float" office:value="0.00124233054941107" calcext:value-type="float">
            <text:p>0.001242330549411</text:p>
          </table:table-cell>
          <table:table-cell office:value-type="float" office:value="0.000752811468430177" calcext:value-type="float">
            <text:p>0.00075281146843</text:p>
          </table:table-cell>
          <table:table-cell office:value-type="float" office:value="0.000687543819694425" calcext:value-type="float">
            <text:p>0.000687543819694</text:p>
          </table:table-cell>
        </table:table-row>
        <table:table-row table:style-name="ro1">
          <table:table-cell office:value-type="float" office:value="0.00124233054941107" calcext:value-type="float">
            <text:p>0.001242330549411</text:p>
          </table:table-cell>
          <table:table-cell office:value-type="float" office:value="0.00084862" calcext:value-type="float">
            <text:p>0.00084862</text:p>
          </table:table-cell>
          <table:table-cell office:value-type="float" office:value="0.0005142358196392" calcext:value-type="float">
            <text:p>0.000514235819639</text:p>
          </table:table-cell>
          <table:table-cell office:value-type="float" office:value="0.000469652329281991" calcext:value-type="float">
            <text:p>0.000469652329282</text:p>
          </table:table-cell>
        </table:table-row>
        <table:table-row table:style-name="ro1">
          <table:table-cell office:value-type="float" office:value="0.000752811468430177" calcext:value-type="float">
            <text:p>0.00075281146843</text:p>
          </table:table-cell>
          <table:table-cell office:value-type="float" office:value="0.0005142358196392" calcext:value-type="float">
            <text:p>0.000514235819639</text:p>
          </table:table-cell>
          <table:table-cell office:value-type="float" office:value="0.00031161" calcext:value-type="float">
            <text:p>0.00031161</text:p>
          </table:table-cell>
          <table:table-cell office:value-type="float" office:value="0.00028459387062971" calcext:value-type="float">
            <text:p>0.00028459387063</text:p>
          </table:table-cell>
        </table:table-row>
        <table:table-row table:style-name="ro1">
          <table:table-cell office:value-type="float" office:value="0.000687543819694425" calcext:value-type="float">
            <text:p>0.000687543819694</text:p>
          </table:table-cell>
          <table:table-cell office:value-type="float" office:value="0.000469652329281991" calcext:value-type="float">
            <text:p>0.000469652329282</text:p>
          </table:table-cell>
          <table:table-cell office:value-type="float" office:value="0.00028459387062971" calcext:value-type="float">
            <text:p>0.00028459387063</text:p>
          </table:table-cell>
          <table:table-cell office:value-type="float" office:value="0.00025992" calcext:value-type="float">
            <text:p>0.0002599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orrelation matrix</text:p>
          </table:table-cell>
          <table:table-cell table:number-columns-repeated="3"/>
        </table:table-row>
        <table:table-row table:style-name="ro1">
          <table:table-cell table:formula="of:=[.A2]/[.A10]" office:value-type="float" office:value="1" calcext:value-type="float">
            <text:p>1</text:p>
          </table:table-cell>
          <table:table-cell table:formula="of:=[.B2]/[.B10]" office:value-type="float" office:value="0.206128715196931" calcext:value-type="float">
            <text:p>0.206128715196931</text:p>
          </table:table-cell>
          <table:table-cell table:formula="of:=[.C2]/[.C10]" office:value-type="float" office:value="0.164051698438564" calcext:value-type="float">
            <text:p>0.164051698438564</text:p>
          </table:table-cell>
          <table:table-cell table:formula="of:=[.D2]/[.D10]" office:value-type="float" office:value="0.106105237092267" calcext:value-type="float">
            <text:p>0.106105237092267</text:p>
          </table:table-cell>
        </table:table-row>
        <table:table-row table:style-name="ro1">
          <table:table-cell table:formula="of:=[.A3]/[.A11]" office:value-type="float" office:value="0.206128715196931" calcext:value-type="float">
            <text:p>0.206128715196931</text:p>
          </table:table-cell>
          <table:table-cell table:formula="of:=[.B3]/[.B11]" office:value-type="float" office:value="1" calcext:value-type="float">
            <text:p>1</text:p>
          </table:table-cell>
          <table:table-cell table:formula="of:=[.C3]/[.C11]" office:value-type="float" office:value="0.289594762388364" calcext:value-type="float">
            <text:p>0.289594762388364</text:p>
          </table:table-cell>
          <table:table-cell table:formula="of:=[.D3]/[.D11]" office:value-type="float" office:value="0.121328047253837" calcext:value-type="float">
            <text:p>0.121328047253837</text:p>
          </table:table-cell>
        </table:table-row>
        <table:table-row table:style-name="ro1">
          <table:table-cell table:formula="of:=[.A4]/[.A12]" office:value-type="float" office:value="0.164051698438564" calcext:value-type="float">
            <text:p>0.164051698438564</text:p>
          </table:table-cell>
          <table:table-cell table:formula="of:=[.B4]/[.B12]" office:value-type="float" office:value="0.289594762388364" calcext:value-type="float">
            <text:p>0.289594762388364</text:p>
          </table:table-cell>
          <table:table-cell table:formula="of:=[.C4]/[.C12]" office:value-type="float" office:value="1" calcext:value-type="float">
            <text:p>1</text:p>
          </table:table-cell>
          <table:table-cell table:formula="of:=[.D4]/[.D12]" office:value-type="float" office:value="0.0737050307991076" calcext:value-type="float">
            <text:p>0.073705030799108</text:p>
          </table:table-cell>
        </table:table-row>
        <table:table-row table:style-name="ro1">
          <table:table-cell table:formula="of:=[.A5]/[.A13]" office:value-type="float" office:value="0.106105237092267" calcext:value-type="float">
            <text:p>0.106105237092267</text:p>
          </table:table-cell>
          <table:table-cell table:formula="of:=[.B5]/[.B13]" office:value-type="float" office:value="0.121328047253837" calcext:value-type="float">
            <text:p>0.121328047253837</text:p>
          </table:table-cell>
          <table:table-cell table:formula="of:=[.C5]/[.C13]" office:value-type="float" office:value="0.0737050307991076" calcext:value-type="float">
            <text:p>0.073705030799108</text:p>
          </table:table-cell>
          <table:table-cell table:formula="of:=[.D5]/[.D13]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1T21:50:03.716169328</meta:creation-date>
    <dc:date>2017-06-21T22:01:07.625629997</dc:date>
    <meta:editing-duration>PT11M4S</meta:editing-duration>
    <meta:editing-cycles>1</meta:editing-cycles>
    <meta:document-statistic meta:table-count="1" meta:cell-count="55" meta:object-count="0"/>
    <meta:generator>LibreOffice/5.3.1.2$Linux_X86_64 LibreOffice_project/30m0$Build-2</meta:generator>
  </office:meta>
</office:document-meta>
</file>